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duction and induction require a credible history</text:p>
      <text:p text:style-name="Standard">Induction is going from something specific to something global.</text:p>
      <text:p text:style-name="Standard">Inductive reasoning requires past evidence and prior knowledge.</text:p>
      <text:p text:style-name="Standard">Deduction is going from something global to something specific.</text:p>
      <text:p text:style-name="Standard"/>
      <text:p text:style-name="Standard">A siligism has a major premise, a minor premise, and a conclusion.</text:p>
      <text:p text:style-name="Standard">It states a major premise, a minor premise, then reaches a conclusion by relating them.</text:p>
      <text:p text:style-name="Standard">An example of a siligism</text:p>
      <text:p text:style-name="Standard">All men are mortal. Joe is a man. Therefore Joe is mortal.</text:p>
      <text:p text:style-name="Standard"/>
      <text:p text:style-name="Standard"/>
      <text:p text:style-name="Standard">Joe is a man. Joe is bald. Therefore, all men are bald.</text:p>
      <text:p text:style-name="Standard">It goes from global to specific.</text:p>
      <text:p text:style-name="Standard">Joe is a man, and he is bald. Joe is not happy because he is bald. Therefore, it could happen to you to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05T09:22:19.49</meta:creation-date>
    <meta:generator>OpenOffice/4.1.3$Win32 OpenOffice.org_project/413m1$Build-9783</meta:generator>
    <dc:date>2017-10-05T10:36:38.59</dc:date>
    <dc:creator>Timothy Cayer</dc:creator>
    <meta:editing-duration>PT1H14M17S</meta:editing-duration>
    <meta:editing-cycles>6</meta:editing-cycles>
    <meta:document-statistic meta:table-count="0" meta:image-count="0" meta:object-count="0" meta:page-count="1" meta:paragraph-count="11" meta:word-count="118" meta:character-count="666"/>
  </office:meta>
</office:document-meta>
</file>